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34" style:family="table-column">
      <style:table-column-properties fo:break-before="auto" style:column-width="27.31mm"/>
    </style:style>
    <style:style style:name="co29" style:family="table-column">
      <style:table-column-properties fo:break-before="auto" style:column-width="27.94mm"/>
    </style:style>
    <style:style style:name="co30" style:family="table-column">
      <style:table-column-properties fo:break-before="auto" style:column-width="42.97mm"/>
    </style:style>
    <style:style style:name="co31" style:family="table-column">
      <style:table-column-properties fo:break-before="auto" style:column-width="29.23mm"/>
    </style:style>
    <style:style style:name="co32" style:family="table-column">
      <style:table-column-properties fo:break-before="auto" style:column-width="25.47mm"/>
    </style:style>
    <style:style style:name="co33" style:family="table-column">
      <style:table-column-properties fo:break-before="auto" style:column-width="20.57mm"/>
    </style:style>
    <style:style style:name="co35" style:family="table-column">
      <style:table-column-properties fo:break-before="auto" style:column-width="23.02mm"/>
    </style:style>
    <style:style style:name="co36" style:family="table-column">
      <style:table-column-properties fo:break-before="auto" style:column-width="43.23mm"/>
    </style:style>
    <style:style style:name="co37" style:family="table-column">
      <style:table-column-properties fo:break-before="auto" style:column-width="37.96mm"/>
    </style:style>
    <style:style style:name="co38" style:family="table-column">
      <style:table-column-properties fo:break-before="auto" style:column-width="30.13mm"/>
    </style:style>
    <style:style style:name="co39" style:family="table-column">
      <style:table-column-properties fo:break-before="auto" style:column-width="22.75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text-position=""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118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129" style:family="table-cell" style:parent-style-name="Default">
      <style:table-cell-properties fo:border-bottom="0.99pt ridge #000000" fo:border-left="none" fo:border-right="none" fo:border-top="none"/>
      <style:text-properties style:text-position=""/>
    </style:style>
    <style:style style:name="ce132" style:family="table-cell" style:parent-style-name="Default">
      <style:table-cell-properties fo:border-bottom="none" fo:border-left="none" fo:border-right="none" fo:border-top="0.99pt ridge #000000"/>
      <style:text-properties style:text-position=""/>
    </style:style>
    <style:style style:name="ce134" style:family="table-cell" style:parent-style-name="Default" style:data-style-name="N104">
      <style:table-cell-properties fo:border-bottom="none" fo:border-left="none" fo:border-right="none" fo:border-top="0.99pt ridge #000000"/>
      <style:text-properties style:text-position=""/>
    </style:style>
    <style:style style:name="ce135" style:family="table-cell" style:parent-style-name="Default" style:data-style-name="N104">
      <style:text-properties style:text-position=""/>
    </style:style>
    <style:style style:name="ce144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145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146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154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0.99pt ridge #000000" fo:border-right="none" fo:border-top="0.99pt ridge #000000"/>
      <style:text-properties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none" fo:border-right="none" fo:border-top="0.99pt ridge #000000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order="0.06pt solid #000000"/>
    </style:style>
    <style:style style:name="ce143" style:family="table-cell" style:parent-style-name="Default">
      <style:table-cell-properties fo:background-color="#ffff00" fo:border="0.06pt solid #000000"/>
    </style:style>
    <style:style style:name="ce147" style:family="table-cell" style:parent-style-name="Default">
      <style:table-cell-properties fo:background-color="#00ff66" fo:border="0.06pt solid #000000"/>
    </style:style>
    <style:style style:name="ce14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2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64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ackground-color="#ff9900" fo:border="0.06pt solid #000000"/>
    </style:style>
    <style:style style:name="ce174" style:family="table-cell" style:parent-style-name="Default">
      <style:table-cell-properties fo:background-color="transparent" fo:border="0.06pt solid #000000"/>
    </style:style>
    <style:style style:name="ce17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77" style:family="table-cell" style:parent-style-name="Default">
      <style:table-cell-properties style:shrink-to-fit="true"/>
    </style:style>
    <style:style style:name="ce17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80" style:family="table-cell" style:parent-style-name="Default">
      <style:table-cell-properties fo:background-color="#00ff66"/>
    </style:style>
    <style:style style:name="ce181" style:family="table-cell" style:parent-style-name="Default">
      <style:table-cell-properties fo:background-color="#ff9900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#ffff00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5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86" style:family="table-cell" style:parent-style-name="Default">
      <style:table-cell-properties fo:background-color="#ff3333" fo:border="0.06pt solid #000000"/>
    </style:style>
    <style:style style:name="ce187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88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9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0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91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93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9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97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8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200" style:family="table-cell" style:parent-style-name="Default">
      <style:text-properties style:font-name="DejaVu Sans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7" style:family="table-cell" style:parent-style-name="Default"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5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2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3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32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3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9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40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42" style:family="table-cell" style:parent-style-name="Default" style:data-style-name="N104">
      <style:text-properties style:font-name="Arial" fo:font-size="10pt" style:font-size-asian="10pt" style:font-size-complex="10pt"/>
    </style:style>
    <style:style style:name="ce24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4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45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6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8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4">
      <style:text-properties style:font-name="Arial" fo:font-size="10pt" style:font-size-asian="10pt" style:font-size-complex="10pt"/>
    </style:style>
    <style:style style:name="ce251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6" style:family="table-cell" style:parent-style-name="Default" style:data-style-name="N37">
      <style:text-properties style:font-name="Arial" fo:font-size="10pt" style:font-size-asian="10pt" style:font-size-complex="10pt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104"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0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263" style:family="table-cell" style:parent-style-name="Default">
      <style:table-cell-properties fo:border-bottom="none" fo:border-left="0.99pt ridge #000000" fo:border-right="none" fo:border-top="none"/>
    </style:style>
    <style:style style:name="ce264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65" style:family="table-cell" style:parent-style-name="Default">
      <style:table-cell-properties fo:border-bottom="0.99pt ridge #000000" fo:border-left="0.99pt ridge #000000" fo:border-right="none" fo:border-top="none"/>
    </style:style>
    <style:style style:name="ce26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fo:border-bottom="none" fo:border-left="0.99pt ridge #000000" fo:border-right="none" fo:border-top="0.99pt ridge #000000"/>
    </style:style>
    <style:style style:name="ce26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270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71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7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73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274" style:family="table-cell" style:parent-style-name="Default" style:data-style-name="N104">
      <style:table-cell-properties fo:background-color="#ffff99"/>
    </style:style>
    <style:style style:name="ce275" style:family="table-cell" style:parent-style-name="Default" style:data-style-name="N0"/>
    <style:style style:name="ce276" style:family="table-cell" style:parent-style-name="Default">
      <style:table-cell-properties fo:border-bottom="0.99pt ridge #000000" fo:border-left="none" fo:border-right="none" fo:border-top="none"/>
    </style:style>
    <style:style style:name="ce277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none" fo:border-left="none" fo:border-right="none" fo:border-top="0.99pt ridge #000000"/>
    </style:style>
    <style:style style:name="ce280" style:family="table-cell" style:parent-style-name="Default">
      <style:table-cell-properties fo:border="none"/>
    </style:style>
    <style:style style:name="ce281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282" style:family="table-cell" style:parent-style-name="Default" style:data-style-name="N104"/>
    <style:style style:name="ce283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284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285" style:family="table-cell" style:parent-style-name="Default" style:data-style-name="N10104"/>
    <style:style style:name="ce286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87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288" style:family="table-cell" style:parent-style-name="Default" style:data-style-name="N37"/>
    <style:style style:name="ce289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290" style:family="table-cell" style:parent-style-name="Default" style:data-style-name="N104">
      <style:table-cell-properties fo:border="none"/>
    </style:style>
    <style:style style:name="ce291" style:family="table-cell" style:parent-style-name="Default">
      <style:table-cell-properties fo:border-bottom="none" fo:border-left="none" fo:border-right="0.99pt ridge #000000" fo:border-top="0.99pt ridge #000000"/>
    </style:style>
    <style:style style:name="ce292" style:family="table-cell" style:parent-style-name="Default">
      <style:table-cell-properties fo:border-bottom="none" fo:border-left="none" fo:border-right="0.99pt ridge #000000" fo:border-top="none"/>
    </style:style>
    <style:style style:name="ce293" style:family="table-cell" style:parent-style-name="Default">
      <style:table-cell-properties fo:border-bottom="0.99pt ridge #000000" fo:border-left="none" fo:border-right="0.99pt ridge #000000" fo:border-top="none"/>
    </style:style>
    <style:style style:name="ce294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295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296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9" style:family="table-cell" style:parent-style-name="Default" style:data-style-name="N104">
      <style:text-properties fo:font-weight="normal" style:font-weight-asian="normal" style:font-weight-complex="normal"/>
    </style:style>
    <style:style style:name="ce300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30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308" style:family="table-cell" style:parent-style-name="Default" style:data-style-name="N104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15" table:default-cell-style-name="ce292"/>
        <table:table-column table:style-name="co2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59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272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0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1" office:value-type="string" calcext:value-type="string" table:number-columns-spanned="2" table:number-rows-spanned="1">
            <text:p>Alq. Proporcional por 8 días</text:p>
          </table:table-cell>
          <table:covered-table-cell table:style-name="ce273"/>
          <table:table-cell table:style-name="ce284" office:value-type="currency" office:currency="ARS" office:value="2213" calcext:value-type="currency">
            <text:p>$2.213,00</text:p>
          </table:table-cell>
          <table:table-cell table:style-name="ce279" table:number-columns-repeated="2"/>
          <table:table-cell table:style-name="ce291"/>
          <table:table-cell table:number-columns-repeated="6"/>
        </table:table-row>
        <table:table-row table:style-name="ro1">
          <table:table-cell table:style-name="ce257" table:formula="of:=+(236*8)/30" office:value-type="currency" office:currency="ARS" office:value="62.9333333333333" calcext:value-type="currency">
            <text:p>$62,93</text:p>
          </table:table-cell>
          <table:table-cell table:style-name="ce257"/>
          <table:table-cell table:style-name="ce262" office:value-type="string" calcext:value-type="string">
            <text:p>Municipal por 8 dias</text:p>
          </table:table-cell>
          <table:table-cell table:style-name="ce274" office:value-type="currency" office:currency="ARS" office:value="236" calcext:value-type="currency">
            <text:p>$236,00</text:p>
          </table:table-cell>
          <table:table-cell table:style-name="ce285" office:value-type="currency" office:currency="ARS" office:value="63" calcext:value-type="currency">
            <text:p>$63,00</text:p>
          </table:table-cell>
          <table:table-cell table:number-columns-repeated="9"/>
        </table:table-row>
        <table:table-row table:style-name="ro1">
          <table:table-cell table:style-name="ce257" table:formula="of:=+(143*8)/30" office:value-type="currency" office:currency="ARS" office:value="38.1333333333333" calcext:value-type="currency">
            <text:p>$38,13</text:p>
          </table:table-cell>
          <table:table-cell table:style-name="ce257" table:formula="of:=+(143*39)/90" office:value-type="currency" office:currency="ARS" office:value="61.9666666666667" calcext:value-type="currency">
            <text:p>$61,97</text:p>
          </table:table-cell>
          <table:table-cell table:style-name="ce262" office:value-type="string" calcext:value-type="string">
            <text:p>Rentas por 8 dias</text:p>
          </table:table-cell>
          <table:table-cell table:style-name="ce274" office:value-type="currency" office:currency="ARS" office:value="143" calcext:value-type="currency">
            <text:p>$143,00</text:p>
          </table:table-cell>
          <table:table-cell table:style-name="ce285" office:value-type="currency" office:currency="ARS" office:value="38" calcext:value-type="currency">
            <text:p>$38,00</text:p>
          </table:table-cell>
          <table:table-cell table:number-columns-repeated="9"/>
        </table:table-row>
        <table:table-row table:style-name="ro1">
          <table:table-cell table:style-name="ce257" table:formula="of:=+(448*8)/30" office:value-type="currency" office:currency="ARS" office:value="119.466666666667" calcext:value-type="currency">
            <text:p>$119,47</text:p>
          </table:table-cell>
          <table:table-cell table:style-name="ce257"/>
          <table:table-cell table:style-name="ce262" office:value-type="string" calcext:value-type="string">
            <text:p>Expensas por 8 dias</text:p>
          </table:table-cell>
          <table:table-cell table:style-name="ce274" office:value-type="currency" office:currency="ARS" office:value="448" calcext:value-type="currency">
            <text:p>$448,00</text:p>
          </table:table-cell>
          <table:table-cell table:style-name="ce285" office:value-type="currency" office:currency="ARS" office:value="119" calcext:value-type="currency">
            <text:p>$119,00</text:p>
          </table:table-cell>
          <table:table-cell table:number-columns-repeated="9"/>
        </table:table-row>
        <table:table-row table:style-name="ro1">
          <table:table-cell table:style-name="ce257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257"/>
          <table:table-cell table:style-name="ce262" office:value-type="string" calcext:value-type="string">
            <text:p>Aguas por 8 dias</text:p>
          </table:table-cell>
          <table:table-cell table:style-name="ce274" office:value-type="currency" office:currency="ARS" office:value="296.72" calcext:value-type="currency">
            <text:p>$296,72</text:p>
          </table:table-cell>
          <table:table-cell table:style-name="ce285" office:value-type="currency" office:currency="ARS" office:value="79" calcext:value-type="currency">
            <text:p>$79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2" office:value-type="string" calcext:value-type="string">
            <text:p>Honorarios </text:p>
          </table:table-cell>
          <table:table-cell table:style-name="ce275"/>
          <table:table-cell table:style-name="ce282" office:value-type="currency" office:currency="ARS" office:value="11000" calcext:value-type="currency">
            <text:p>$11.0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3" office:value-type="string" calcext:value-type="string">
            <text:p>Sellado</text:p>
          </table:table-cell>
          <table:table-cell/>
          <table:table-cell table:style-name="ce282" office:value-type="currency" office:currency="ARS" office:value="2312" calcext:value-type="currency">
            <text:p>$2.312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 table:number-columns-spanned="2" table:number-rows-spanned="1">
            <text:p>Verificación Garantías (6 x 200 )</text:p>
          </table:table-cell>
          <table:covered-table-cell table:style-name="ce275"/>
          <table:table-cell table:style-name="ce282" table:formula="of:=+6*200" office:value-type="currency" office:currency="ARS" office:value="1200" calcext:value-type="currency">
            <text:p>$1.2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 table:number-columns-spanned="2" table:number-rows-spanned="1">
            <text:p>Certificación de firmas ( 5 x 250 )</text:p>
          </table:table-cell>
          <table:covered-table-cell table:style-name="ce275"/>
          <table:table-cell table:style-name="ce286" table:formula="of:=+5*250" office:value-type="currency" office:currency="ARS" office:value="1250" calcext:value-type="currency">
            <text:p>$1.2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>
            <text:p>Instalación de gas</text:p>
          </table:table-cell>
          <table:table-cell table:style-name="ce275"/>
          <table:table-cell table:style-name="ce286" office:value-type="currency" office:currency="ARS" office:value="1750" calcext:value-type="currency">
            <text:p>$1.7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4" office:value-type="string" calcext:value-type="string" table:number-columns-spanned="2" table:number-rows-spanned="1">
            <text:p>Copia de Llaves + cambio combinación</text:p>
          </table:table-cell>
          <table:covered-table-cell table:style-name="ce275"/>
          <table:table-cell table:style-name="ce282" office:value-type="currency" office:currency="ARS" office:value="350" calcext:value-type="currency">
            <text:p>$3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2" office:value-type="string" calcext:value-type="string">
            <text:p>Seña</text:p>
          </table:table-cell>
          <table:table-cell table:style-name="ce275"/>
          <table:table-cell table:style-name="ce282" office:value-type="currency" office:currency="ARS" office:value="-4000" calcext:value-type="currency">
            <text:p>($4.000,00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63"/>
          <table:table-cell table:number-columns-repeated="11"/>
        </table:table-row>
        <table:table-row table:style-name="ro1">
          <table:table-cell table:number-columns-repeated="2"/>
          <table:table-cell table:style-name="ce262"/>
          <table:table-cell table:style-name="ce275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62"/>
          <table:table-cell table:style-name="ce275"/>
          <table:table-cell table:style-name="ce287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285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number-columns-repeated="7"/>
        </table:table-row>
        <table:table-row table:style-name="ro1">
          <table:table-cell table:style-name="ce257" office:value-type="currency" office:currency="ARS" office:value="100000" calcext:value-type="currency">
            <text:p>$100.000,00</text:p>
          </table:table-cell>
          <table:table-cell/>
          <table:table-cell table:style-name="ce263"/>
          <table:table-cell table:number-columns-repeated="11"/>
        </table:table-row>
        <table:table-row table:style-name="ro1">
          <table:table-cell table:number-columns-repeated="2"/>
          <table:table-cell table:style-name="ce263"/>
          <table:table-cell table:number-columns-repeated="2"/>
          <table:table-cell office:value-type="string" calcext:value-type="string">
            <text:p>Benjis</text:p>
          </table:table-cell>
          <table:table-cell table:style-name="ce257" office:value-type="currency" office:currency="ARS" office:value="8500" calcext:value-type="currency">
            <text:p>$8.500,00</text:p>
          </table:table-cell>
          <table:table-cell office:value-type="string" calcext:value-type="string">
            <text:p>Prop. Alquiler </text:p>
          </table:table-cell>
          <table:table-cell table:style-name="ce297" office:value-type="string" calcext:value-type="string" table:number-columns-spanned="3" table:number-rows-spanned="1">
            <text:p>$5458 Alq. Prop + $3042 extra</text:p>
          </table:table-cell>
          <table:covered-table-cell table:style-name="ce298"/>
          <table:covered-table-cell table:style-name="ce257"/>
          <table:table-cell table:number-columns-repeated="3"/>
        </table:table-row>
        <table:table-row table:style-name="ro1">
          <table:table-cell table:number-columns-repeated="2"/>
          <table:table-cell table:style-name="ce263"/>
          <table:table-cell table:number-columns-repeated="2"/>
          <table:table-cell office:value-type="string" calcext:value-type="string">
            <text:p>Charles</text:p>
          </table:table-cell>
          <table:table-cell table:style-name="ce257" table:formula="of:=+1500+500" office:value-type="currency" office:currency="ARS" office:value="2000" calcext:value-type="currency">
            <text:p>$2.000,00</text:p>
          </table:table-cell>
          <table:table-cell office:value-type="string" calcext:value-type="string">
            <text:p>Prop. Alquiler </text:p>
          </table:table-cell>
          <table:table-cell table:style-name="ce297" office:value-type="string" calcext:value-type="string" table:number-columns-spanned="4" table:number-rows-spanned="1">
            <text:p>$1500Alq. Prop. + 2 certif. De firmas $500</text:p>
          </table:table-cell>
          <table:covered-table-cell table:style-name="ce298"/>
          <table:covered-table-cell table:style-name="ce257"/>
          <table:covered-table-cell/>
          <table:table-cell table:number-columns-repeated="2"/>
        </table:table-row>
        <table:table-row table:style-name="ro1">
          <table:table-cell/>
          <table:table-cell table:style-name="ce258" table:formula="of:=+[.A20]-[.G21]-[.G22]-[.G23]" office:value-type="currency" office:currency="ARS" office:value="83626" calcext:value-type="currency">
            <text:p>$83.626,00</text:p>
          </table:table-cell>
          <table:table-cell table:style-name="ce265"/>
          <table:table-cell table:style-name="ce276" table:number-columns-repeated="2"/>
          <table:table-cell table:style-name="ce276" office:value-type="string" calcext:value-type="string">
            <text:p>Erwin</text:p>
          </table:table-cell>
          <table:table-cell table:style-name="ce278" table:formula="of:=+4825+299+750" office:value-type="currency" office:currency="ARS" office:value="5874" calcext:value-type="currency">
            <text:p>$5.874,00</text:p>
          </table:table-cell>
          <table:table-cell table:style-name="ce293" office:value-type="string" calcext:value-type="string">
            <text:p>Prop. Alquiler </text:p>
          </table:table-cell>
          <table:table-cell table:style-name="ce297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300"/>
          <table:covered-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6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7" office:value-type="string" calcext:value-type="string">
            <text:p>Heladera Bajo Mesada</text:p>
          </table:table-cell>
          <table:table-cell table:style-name="ce277" office:value-type="currency" office:currency="ARS" office:value="20000" calcext:value-type="currency">
            <text:p>$20.000,00</text:p>
          </table:table-cell>
          <table:table-cell table:style-name="ce279" table:number-columns-repeated="3"/>
          <table:table-cell table:style-name="ce291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3" office:value-type="string" calcext:value-type="string">
            <text:p>Bacha</text:p>
          </table:table-cell>
          <table:table-cell table:style-name="ce257" office:value-type="currency" office:currency="ARS" office:value="5000" calcext:value-type="currency">
            <text:p>$5.000,00</text:p>
          </table:table-cell>
          <table:table-cell table:number-columns-repeated="4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258" table:formula="of:=+[.B23]-[.D29]" office:value-type="currency" office:currency="ARS" office:value="82626" calcext:value-type="currency">
            <text:p>$82.626,00</text:p>
          </table:table-cell>
          <table:table-cell table:style-name="ce265" office:value-type="string" calcext:value-type="string">
            <text:p>Flete ( C. Paz – Cba. )</text:p>
          </table:table-cell>
          <table:table-cell table:style-name="ce278" office:value-type="currency" office:currency="ARS" office:value="1000" calcext:value-type="currency">
            <text:p>$1.000,00</text:p>
          </table:table-cell>
          <table:table-cell table:style-name="ce276" table:number-columns-repeated="3"/>
          <table:table-cell table:style-name="ce293"/>
          <table:table-cell table:style-name="ce297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8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288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258" table:formula="of:=+[.B29]-[.J34]-[.E36]" office:value-type="currency" office:currency="ARS" office:value="81690.6766666667" calcext:value-type="currency">
            <text:p>$81.690,68</text:p>
          </table:table-cell>
          <table:table-cell table:style-name="ce269" office:value-type="string" calcext:value-type="string" table:number-columns-spanned="2" table:number-rows-spanned="1">
            <text:p>Compra de Materiales en Zarate </text:p>
          </table:table-cell>
          <table:covered-table-cell table:style-name="ce279"/>
          <table:table-cell table:style-name="ce277" office:value-type="currency" office:currency="ARS" office:value="1338.34" calcext:value-type="currency">
            <text:p>$1.338,34</text:p>
          </table:table-cell>
          <table:table-cell table:style-name="ce279" office:value-type="string" calcext:value-type="string">
            <text:p>6 cuotas</text:p>
          </table:table-cell>
          <table:table-cell table:style-name="ce281" office:value-type="string" calcext:value-type="string">
            <text:p>Cada cuota</text:p>
          </table:table-cell>
          <table:table-cell table:style-name="ce294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28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258"/>
          <table:table-cell table:style-name="ce270" office:value-type="string" calcext:value-type="string" table:number-columns-spanned="2" table:number-rows-spanned="1">
            <text:p>Compra de Materiales en Zarate </text:p>
          </table:table-cell>
          <table:covered-table-cell table:style-name="ce280"/>
          <table:table-cell table:style-name="ce289" office:value-type="currency" office:currency="ARS" office:value="2053.06" calcext:value-type="currency">
            <text:p>$2.053,06</text:p>
          </table:table-cell>
          <table:table-cell table:style-name="ce279" office:value-type="string" calcext:value-type="string">
            <text:p>6 cuotas</text:p>
          </table:table-cell>
          <table:table-cell table:style-name="ce281" office:value-type="string" calcext:value-type="string">
            <text:p>Cada cuota</text:p>
          </table:table-cell>
          <table:table-cell table:style-name="ce295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257" table:formula="of:=+[.H34]+[.H33]+[.E35]" office:value-type="currency" office:currency="ARS" office:value="652.323333333333" calcext:value-type="currency">
            <text:p>$652,32</text:p>
          </table:table-cell>
          <table:table-cell table:style-name="ce288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258"/>
          <table:table-cell table:style-name="ce270" office:value-type="string" calcext:value-type="string" table:number-columns-spanned="2" table:number-rows-spanned="1">
            <text:p>Compra de Materiales en Zarate </text:p>
          </table:table-cell>
          <table:covered-table-cell table:style-name="ce280"/>
          <table:table-cell table:style-name="ce289" office:value-type="currency" office:currency="ARS" office:value="87.09" calcext:value-type="currency">
            <text:p>$87,09</text:p>
          </table:table-cell>
          <table:table-cell table:style-name="ce280"/>
          <table:table-cell table:style-name="ce290"/>
          <table:table-cell table:style-name="ce295"/>
          <table:table-cell office:value-type="string" calcext:value-type="string">
            <text:p>C 2/6</text:p>
          </table:table-cell>
          <table:table-cell table:style-name="ce257" table:formula="of:=+[.J34]-[.E35]" office:value-type="currency" office:currency="ARS" office:value="565.233333333333" calcext:value-type="currency">
            <text:p>$565,23</text:p>
          </table:table-cell>
          <table:table-cell table:style-name="ce288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258"/>
          <table:table-cell table:style-name="ce270" office:value-type="string" calcext:value-type="string">
            <text:p>Compra de Materiales en Ferretería Rondeau</text:p>
          </table:table-cell>
          <table:table-cell table:style-name="ce280"/>
          <table:table-cell table:style-name="ce289" office:value-type="currency" office:currency="ARS" office:value="283" calcext:value-type="currency">
            <text:p>$283,00</text:p>
          </table:table-cell>
          <table:table-cell table:style-name="ce280"/>
          <table:table-cell table:style-name="ce290"/>
          <table:table-cell table:style-name="ce295"/>
          <table:table-cell table:style-name="ce282" office:value-type="currency" office:currency="ARS" office:value="283" calcext:value-type="currency">
            <text:p>$283,00</text:p>
          </table:table-cell>
          <table:table-cell table:style-name="ce299" office:value-type="string" calcext:value-type="string">
            <text:p>Abono Erwin</text:p>
          </table:table-cell>
          <table:table-cell table:style-name="ce288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1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276"/>
          <table:table-cell table:style-name="ce276" table:number-columns-repeated="2"/>
          <table:table-cell table:style-name="ce293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8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288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257" table:formula="of:=+[.B33]-[.E41]-[.E42]" office:value-type="currency" office:currency="ARS" office:value="80190.6766666667" calcext:value-type="currency">
            <text:p>$80.190,68</text:p>
          </table:table-cell>
          <table:table-cell table:style-name="ce267" office:value-type="string" calcext:value-type="string">
            <text:p>Bacha en ejecución</text:p>
          </table:table-cell>
          <table:table-cell table:style-name="ce279" office:value-type="string" calcext:value-type="string">
            <text:p>C 1 / 4 </text:p>
          </table:table-cell>
          <table:table-cell table:style-name="ce281" office:value-type="currency" office:currency="ARS" office:value="500" calcext:value-type="currency">
            <text:p>$500,00</text:p>
          </table:table-cell>
          <table:table-cell table:style-name="ce279" table:number-columns-repeated="2"/>
          <table:table-cell table:style-name="ce291"/>
          <table:table-cell table:style-name="ce297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65" office:value-type="string" calcext:value-type="string">
            <text:p>Bacha en ejecución</text:p>
          </table:table-cell>
          <table:table-cell table:style-name="ce276" office:value-type="string" calcext:value-type="string">
            <text:p>C 2 / 4 </text:p>
          </table:table-cell>
          <table:table-cell table:style-name="ce283" office:value-type="currency" office:currency="ARS" office:value="1000" calcext:value-type="currency">
            <text:p>$1.000,00</text:p>
          </table:table-cell>
          <table:table-cell table:style-name="ce276" table:number-columns-repeated="2"/>
          <table:table-cell table:style-name="ce293"/>
          <table:table-cell table:style-name="ce29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ce297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8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7" office:value-type="string" calcext:value-type="string">
            <text:p>Municipal 12 c / 2016</text:p>
          </table:table-cell>
          <table:table-cell table:style-name="ce281" office:value-type="currency" office:currency="ARS" office:value="236" calcext:value-type="currency">
            <text:p>$236,00</text:p>
          </table:table-cell>
          <table:table-cell table:style-name="ce279" table:number-columns-repeated="3"/>
          <table:table-cell table:style-name="ce291"/>
          <table:table-cell table:style-name="ce29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63" office:value-type="string" calcext:value-type="string">
            <text:p>Agua 12 c /2016</text:p>
          </table:table-cell>
          <table:table-cell table:style-name="ce282" office:value-type="currency" office:currency="ARS" office:value="296.72" calcext:value-type="currency">
            <text:p>$296,72</text:p>
          </table:table-cell>
          <table:table-cell table:number-columns-repeated="4"/>
          <table:table-cell table:style-name="ce29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63" office:value-type="string" calcext:value-type="string">
            <text:p>Arreglo Juguera</text:p>
          </table:table-cell>
          <table:table-cell table:style-name="ce282" office:value-type="currency" office:currency="ARS" office:value="300" calcext:value-type="currency">
            <text:p>$300,00</text:p>
          </table:table-cell>
          <table:table-cell table:number-columns-repeated="4"/>
          <table:table-cell table:style-name="ce297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257" table:formula="of:=+[.B41]-[.D46]-[.D47]-[.D48]-[.H49]" office:value-type="currency" office:currency="ARS" office:value="77357.9566666667" calcext:value-type="currency">
            <text:p>$77.357,96</text:p>
          </table:table-cell>
          <table:table-cell table:style-name="ce265" office:value-type="string" calcext:value-type="string">
            <text:p>Jugueras Kuvings x 2</text:p>
          </table:table-cell>
          <table:table-cell table:style-name="ce283" office:value-type="currency" office:currency="ARS" office:value="10000" calcext:value-type="currency">
            <text:p>$10.000,00</text:p>
          </table:table-cell>
          <table:table-cell table:style-name="ce276"/>
          <table:table-cell table:style-name="ce276" office:value-type="string" calcext:value-type="string">
            <text:p>5 cuotas</text:p>
          </table:table-cell>
          <table:table-cell table:style-name="ce276" office:value-type="string" calcext:value-type="string">
            <text:p>Cada cuota</text:p>
          </table:table-cell>
          <table:table-cell table:style-name="ce296" office:value-type="currency" office:currency="ARS" office:value="2000" calcext:value-type="currency">
            <text:p>$2.000,00</text:p>
          </table:table-cell>
          <table:table-cell table:style-name="ce297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68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288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lefón electrico</text:p>
          </table:table-cell>
          <table:table-cell table:style-name="ce282" office:value-type="currency" office:currency="ARS" office:value="2500" calcext:value-type="currency">
            <text:p>$2.500,00</text:p>
          </table:table-cell>
          <table:table-cell table:number-columns-repeated="3"/>
          <table:table-cell table:style-name="Default"/>
          <table:table-cell table:style-name="ce297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rticulos de limpieza</text:p>
          </table:table-cell>
          <table:table-cell table:style-name="ce282" office:value-type="currency" office:currency="ARS" office:value="80" calcext:value-type="currency">
            <text:p>$80,00</text:p>
          </table:table-cell>
          <table:table-cell table:number-columns-repeated="3"/>
          <table:table-cell table:style-name="Default"/>
          <table:table-cell table:style-name="ce297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</table:table>
      <table:table table:name="Presupuesto Bacha" table:style-name="ta1"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135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4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5" office:value-type="string" calcext:value-type="string">
            <text:p>Mano de Obra</text:p>
          </table:table-cell>
          <table:table-cell table:style-name="ce134" office:value-type="currency" office:currency="ARS" office:value="2000" calcext:value-type="currency">
            <text:p>$2.000,00</text:p>
          </table:table-cell>
          <table:table-cell table:style-name="ce156" office:value-type="string" calcext:value-type="string">
            <text:p>Materiales</text:p>
          </table:table-cell>
          <table:table-cell table:style-name="ce132" table:number-columns-repeated="2"/>
          <table:table-cell table:style-name="ce144"/>
          <table:table-cell table:number-columns-repeated="4"/>
        </table:table-row>
        <table:table-row table:style-name="ro1">
          <table:table-cell table:style-name="ce116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5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6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5"/>
          <table:table-cell table:number-columns-repeated="4"/>
        </table:table-row>
        <table:table-row table:style-name="ro1">
          <table:table-cell table:style-name="ce116"/>
          <table:table-cell table:number-columns-repeated="3"/>
          <table:table-cell office:value-type="string" calcext:value-type="string">
            <text:p>1 x45</text:p>
          </table:table-cell>
          <table:table-cell table:style-name="ce145"/>
          <table:table-cell table:number-columns-repeated="4"/>
        </table:table-row>
        <table:table-row table:style-name="ro1">
          <table:table-cell table:style-name="ce116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5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5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5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5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5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5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6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5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5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6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5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18"/>
          <table:table-cell table:style-name="ce129"/>
          <table:table-cell table:style-name="ce129" office:value-type="string" calcext:value-type="string">
            <text:p>1 tubo fusión macho de 32</text:p>
          </table:table-cell>
          <table:table-cell table:style-name="ce129" table:number-columns-repeated="2"/>
          <table:table-cell table:style-name="ce146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36">
        <office:forms form:automatic-focus="false" form:apply-design-mode="false"/>
        <table:table-column table:style-name="co36" table:default-cell-style-name="ce263"/>
        <table:table-column table:style-name="co37" table:default-cell-style-name="Default"/>
        <table:table-column table:style-name="co38" table:default-cell-style-name="ce282"/>
        <table:table-column table:style-name="co39" table:default-cell-style-name="ce282"/>
        <table:table-column table:style-name="co40" table:default-cell-style-name="ce292"/>
        <table:table-column table:style-name="co33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2" table:default-cell-style-name="Default"/>
        <table:table-column table:style-name="co32" table:default-cell-style-name="Default"/>
        <table:table-row table:style-name="ro1" table:number-rows-repeated="3"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7"/>
          <table:table-cell table:style-name="ce305" office:value-type="string" calcext:value-type="string" table:number-columns-spanned="3" table:number-rows-spanned="1">
            <text:p>Benjis</text:p>
          </table:table-cell>
          <table:covered-table-cell table:number-columns-repeated="2" table:style-name="ce279"/>
          <table:table-cell table:style-name="ce291"/>
          <table:table-cell table:number-columns-repeated="5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288" office:value-type="date" office:date-value="2016-11-26" calcext:value-type="date">
            <text:p>26/11/16</text:p>
          </table:table-cell>
          <table:table-cell table:formula="of:=['Registros Contables'.G21]" office:value-type="currency" office:currency="ARS" office:value="8500" calcext:value-type="currency">
            <text:p>$8.5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adera bajo mesada</text:p>
          </table:table-cell>
          <table:table-cell table:style-name="ce288" office:value-type="date" office:date-value="2016-11-29" calcext:value-type="date">
            <text:p>29/11/16</text:p>
          </table:table-cell>
          <table:table-cell/>
          <table:table-cell office:value-type="currency" office:currency="ARS" office:value="20000" calcext:value-type="currency">
            <text:p>$20.00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ha</text:p>
          </table:table-cell>
          <table:table-cell table:style-name="ce288" office:value-type="date" office:date-value="2016-11-29" calcext:value-type="date">
            <text:p>29/11/16</text:p>
          </table:table-cell>
          <table:table-cell/>
          <table:table-cell office:value-type="currency" office:currency="ARS" office:value="5000" calcext:value-type="currency">
            <text:p>$5.00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jecución bacha c ¼</text:p>
          </table:table-cell>
          <table:table-cell table:style-name="ce288"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2"/>
          <table:table-cell table:style-name="ce257" table:number-columns-repeated="2"/>
          <table:table-cell table:number-columns-repeated="2"/>
          <table:table-cell table:style-name="ce282" table:formula="of:=+[.C10]" office:value-type="currency" office:currency="ARS" office:value="9000" calcext:value-type="currency">
            <text:p>$9.000,00</text:p>
          </table:table-cell>
        </table:table-row>
        <table:table-row table:style-name="ro1">
          <table:table-cell/>
          <table:table-cell table:style-name="ce288"/>
          <table:table-cell table:formula="of:=SUM([.C6:.C9])" office:value-type="currency" office:currency="ARS" office:value="9000" calcext:value-type="currency">
            <text:p>$9.000,00</text:p>
          </table:table-cell>
          <table:table-cell table:formula="of:=SUM([.D7:.D9])" office:value-type="currency" office:currency="ARS" office:value="25000" calcext:value-type="currency">
            <text:p>$25.000,00</text:p>
          </table:table-cell>
          <table:table-cell table:style-name="ce295" table:formula="of:=SUM([.C6:.D9])" office:value-type="currency" office:currency="ARS" office:value="34000" calcext:value-type="currency">
            <text:p>$34.000,00</text:p>
          </table:table-cell>
          <table:table-cell table:number-columns-repeated="4"/>
          <table:table-cell table:style-name="ce282" table:formula="of:=+[.C13]" office:value-type="currency" office:currency="ARS" office:value="2000" calcext:value-type="currency">
            <text:p>$2.000,00</text:p>
          </table:table-cell>
        </table:table-row>
        <table:table-row table:style-name="ro1">
          <table:table-cell/>
          <table:table-cell table:style-name="ce306" office:value-type="string" calcext:value-type="string" table:number-columns-spanned="3" table:number-rows-spanned="1">
            <text:p>Charles</text:p>
          </table:table-cell>
          <table:covered-table-cell table:number-columns-repeated="2" table:style-name="Default"/>
          <table:table-cell table:number-columns-repeated="5"/>
          <table:table-cell table:style-name="ce282" table:formula="of:=+[.C14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5"/>
          <table:table-cell table:style-name="ce282" table:formula="of:=+[.C18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288" office:value-type="date" office:date-value="2016-11-26" calcext:value-type="date">
            <text:p>26/11/16</text:p>
          </table:table-cell>
          <table:table-cell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82" table:formula="of:=+[.C26]" office:value-type="currency" office:currency="ARS" office:value="7689.72" calcext:value-type="currency">
            <text:p>$7.689,72</text:p>
          </table:table-cell>
        </table:table-row>
        <table:table-row table:style-name="ro1">
          <table:table-cell office:value-type="string" calcext:value-type="string">
            <text:p>Flete ( C. Paz – Cba. )</text:p>
          </table:table-cell>
          <table:table-cell table:style-name="ce288"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6"/>
          <table:table-cell table:style-name="ce282" table:formula="of:=+[.C32]" office:value-type="currency" office:currency="ARS" office:value="2000" calcext:value-type="currency">
            <text:p>$2.000,00</text:p>
          </table:table-cell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288" office:value-type="date" office:date-value="2016-11-30" calcext:value-type="date">
            <text:p>30/11/16</text:p>
          </table:table-cell>
          <table:table-cell office:value-type="currency" office:currency="ARS" office:value="1338.34" calcext:value-type="currency">
            <text:p>$1.338,34</text:p>
          </table:table-cell>
          <table:table-cell table:number-columns-repeated="6"/>
          <table:table-cell table:style-name="ce282" table:formula="of:=+[.C33]" office:value-type="currency" office:currency="ARS" office:value="652.32" calcext:value-type="currency">
            <text:p>$652,32</text:p>
          </table:table-cell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288" office:value-type="date" office:date-value="2016-12-05" calcext:value-type="date">
            <text:p>05/12/16</text:p>
          </table:table-cell>
          <table:table-cell office:value-type="currency" office:currency="ARS" office:value="2053.06" calcext:value-type="currency">
            <text:p>$2.053,06</text:p>
          </table:table-cell>
          <table:table-cell table:number-columns-repeated="6"/>
          <table:table-cell table:style-name="ce257"/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288" office:value-type="date" office:date-value="2016-12-05" calcext:value-type="date">
            <text:p>05/12/16</text:p>
          </table:table-cell>
          <table:table-cell office:value-type="currency" office:currency="ARS" office:value="87.09" calcext:value-type="currency">
            <text:p>$87,09</text:p>
          </table:table-cell>
          <table:table-cell table:number-columns-repeated="2"/>
          <table:table-cell table:style-name="ce25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reglo juguera</text:p>
          </table:table-cell>
          <table:table-cell table:style-name="ce288"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2"/>
          <table:table-cell table:style-name="ce257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SUM([.C13:.C18])" office:value-type="currency" office:currency="ARS" office:value="6778.49" calcext:value-type="currency">
            <text:p>$6.778,49</text:p>
          </table:table-cell>
          <table:table-cell/>
          <table:table-cell table:style-name="ce295" table:formula="of:=SUM([.C13:.C18])" office:value-type="currency" office:currency="ARS" office:value="6778.49" calcext:value-type="currency">
            <text:p>$6.778,49</text:p>
          </table:table-cell>
          <table:table-cell table:number-columns-repeated="5"/>
        </table:table-row>
        <table:table-row table:style-name="ro1">
          <table:table-cell/>
          <table:table-cell table:style-name="ce306" office:value-type="string" calcext:value-type="string" table:number-columns-spanned="3" table:number-rows-spanned="1">
            <text:p>Erw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288"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ra Mat. Ferret.</text:p>
          </table:table-cell>
          <table:table-cell table:style-name="ce288"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jecución bacha C 2/4</text:p>
          </table:table-cell>
          <table:table-cell table:style-name="ce288"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 table:style-name="Default"/>
          <table:table-cell/>
          <table:table-cell table:style-name="ce25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go impuestos</text:p>
          </table:table-cell>
          <table:table-cell table:style-name="ce288"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 table:style-name="Default"/>
          <table:table-cell/>
          <table:table-cell table:style-name="ce257" table:number-columns-repeated="2"/>
          <table:table-cell table:number-columns-repeated="3"/>
        </table:table-row>
        <table:table-row table:style-name="ro1">
          <table:table-cell table:style-name="ce265"/>
          <table:table-cell table:style-name="ce276"/>
          <table:table-cell table:style-name="ce283" table:formula="of:=SUM([.C22:.C25])" office:value-type="currency" office:currency="ARS" office:value="7689.72" calcext:value-type="currency">
            <text:p>$7.689,72</text:p>
          </table:table-cell>
          <table:table-cell table:style-name="ce276"/>
          <table:table-cell table:style-name="ce308" table:formula="of:=SUM([.C22:.C25])" office:value-type="currency" office:currency="ARS" office:value="7689.72" calcext:value-type="currency">
            <text:p>$7.689,72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70" office:value-type="string" calcext:value-type="string" table:number-columns-spanned="8" table:number-rows-spanned="1">
            <text:p>Creditos a pagar</text:p>
          </table:table-cell>
          <table:covered-table-cell table:style-name="ce279"/>
          <table:covered-table-cell table:style-name="ce307"/>
          <table:covered-table-cell table:number-columns-repeated="4" table:style-name="ce279"/>
          <table:covered-table-cell table:style-name="ce291"/>
          <table:table-cell table:number-columns-repeated="2"/>
        </table:table-row>
        <table:table-row table:style-name="ro1">
          <table:table-cell table:style-name="ce304" office:value-type="string" calcext:value-type="string">
            <text:p>Concepto</text:p>
          </table:table-cell>
          <table:table-cell table:style-name="ce150" office:value-type="string" calcext:value-type="string">
            <text:p>Importe de cuota</text:p>
          </table:table-cell>
          <table:table-cell table:style-name="ce150" office:value-type="string" calcext:value-type="string">
            <text:p>Diciembre</text:p>
          </table:table-cell>
          <table:table-cell table:style-name="ce150" office:value-type="string" calcext:value-type="string">
            <text:p>Enero</text:p>
          </table:table-cell>
          <table:table-cell table:style-name="ce150" office:value-type="string" calcext:value-type="string">
            <text:p>febrero</text:p>
          </table:table-cell>
          <table:table-cell table:style-name="ce150" office:value-type="string" calcext:value-type="string">
            <text:p>marzo</text:p>
          </table:table-cell>
          <table:table-cell table:style-name="ce150" office:value-type="string" calcext:value-type="string">
            <text:p>abril</text:p>
          </table:table-cell>
          <table:table-cell table:style-name="ce309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dera</text:p>
          </table:table-cell>
          <table:table-cell office:value-type="string" calcext:value-type="string">
            <text:p>5 cuotas $5000</text:p>
          </table:table-cell>
          <table:table-cell table:number-columns-repeated="2" office:value-type="currency" office:currency="ARS" office:value="5000" calcext:value-type="currency">
            <text:p>$5.000,00</text:p>
          </table:table-cell>
          <table:table-cell table:number-columns-repeated="3" table:style-name="ce282" office:value-type="currency" office:currency="ARS" office:value="5000" calcext:value-type="currency">
            <text:p>$5.000,00</text:p>
          </table:table-cell>
          <table:table-cell table:style-name="ce310"/>
          <table:table-cell table:number-columns-repeated="2"/>
        </table:table-row>
        <table:table-row table:style-name="ro1">
          <table:table-cell office:value-type="string" calcext:value-type="string">
            <text:p>Bacha</text:p>
          </table:table-cell>
          <table:table-cell office:value-type="string" calcext:value-type="string">
            <text:p>5 cuotas $1000</text:p>
          </table:table-cell>
          <table:table-cell table:number-columns-repeated="2" office:value-type="currency" office:currency="ARS" office:value="1000" calcext:value-type="currency">
            <text:p>$1.000,00</text:p>
          </table:table-cell>
          <table:table-cell table:number-columns-repeated="3" table:style-name="ce282" office:value-type="currency" office:currency="ARS" office:value="1000" calcext:value-type="currency">
            <text:p>$1.000,00</text:p>
          </table:table-cell>
          <table:table-cell table:style-name="ce310"/>
          <table:table-cell table:number-columns-repeated="2"/>
        </table:table-row>
        <table:table-row table:style-name="ro1">
          <table:table-cell office:value-type="string" calcext:value-type="string">
            <text:p>Jugueras</text:p>
          </table:table-cell>
          <table:table-cell office:value-type="string" calcext:value-type="string">
            <text:p>5 cuotas $2000</text:p>
          </table:table-cell>
          <table:table-cell table:number-columns-repeated="2" office:value-type="currency" office:currency="ARS" office:value="2000" calcext:value-type="currency">
            <text:p>$2.000,00</text:p>
          </table:table-cell>
          <table:table-cell table:number-columns-repeated="3" table:style-name="ce282" office:value-type="currency" office:currency="ARS" office:value="2000" calcext:value-type="currency">
            <text:p>$2.000,00</text:p>
          </table:table-cell>
          <table:table-cell table:style-name="ce310"/>
          <table:table-cell table:number-columns-repeated="2"/>
        </table:table-row>
        <table:table-row table:style-name="ro1">
          <table:table-cell table:style-name="ce265" office:value-type="string" calcext:value-type="string">
            <text:p>Zarate</text:p>
          </table:table-cell>
          <table:table-cell table:style-name="ce276" office:value-type="string" calcext:value-type="string">
            <text:p>6 cuotas</text:p>
          </table:table-cell>
          <table:table-cell table:style-name="ce283" office:value-type="currency" office:currency="ARS" office:value="652.32" calcext:value-type="currency">
            <text:p>$652,32</text:p>
          </table:table-cell>
          <table:table-cell table:number-columns-repeated="4" table:style-name="ce283" office:value-type="currency" office:currency="ARS" office:value="565.23" calcext:value-type="currency">
            <text:p>$565,23</text:p>
          </table:table-cell>
          <table:table-cell table:style-name="ce296" office:value-type="currency" office:currency="ARS" office:value="565.23" calcext:value-type="currency">
            <text:p>$565,2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257" office:value-type="currency" office:currency="ARS" office:value="100000" calcext:value-type="currency">
            <text:p>$100.000,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formula="of:=[.C10]+[.C13]+[.C14]+[.C18]+[.C26]+[.C32]+[.C33]" office:value-type="currency" office:currency="ARS" office:value="22642.04" calcext:value-type="currency">
            <text:p>$22.642,04</text:p>
          </table:table-cell>
          <table:table-cell table:style-name="Default"/>
          <table:table-cell/>
          <table:table-cell table:style-name="ce257" table:formula="of:=[.D35]" office:value-type="currency" office:currency="ARS" office:value="22642.04" calcext:value-type="currency">
            <text:p>$22.642,0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257" table:formula="of:=+[.G34]-[.G35]" office:value-type="currency" office:currency="ARS" office:value="77357.96" calcext:value-type="currency">
            <text:p>$77.357,96</text:p>
          </table:table-cell>
          <table:table-cell/>
          <table:table-cell table:style-name="ce282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282"/>
          <table:table-cell/>
          <table:table-cell table:style-name="ce28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0:22:24.095241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07T20:25:10.991434055</dc:date>
    <meta:editing-duration>PT10H41M41S</meta:editing-duration>
    <meta:editing-cycles>241</meta:editing-cycles>
    <meta:generator>LibreOffice/5.1.4.2$Linux_X86_64 LibreOffice_project/10m0$Build-2</meta:generator>
    <meta:print-date>2016-12-05T18:39:34.723897548</meta:print-date>
    <meta:document-statistic meta:table-count="10" meta:cell-count="1339" meta:object-count="0"/>
  </office:meta>
</office:document-meta>
</file>